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style:vertical-align="middle" fo:background-color="#DCE6F1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fo:border-top="none" fo:border-bottom="thin double #000000" fo:border-left="none" fo:border-right="none" fo:background-color="#D9D9D9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58270833333333cm"/>
    </style:style>
    <style:style style:name="co2" style:family="table-column">
      <style:table-column-properties fo:break-before="auto" style:column-width="23.9977083333333cm"/>
    </style:style>
    <style:style style:name="co3" style:family="table-column">
      <style:table-column-properties fo:break-before="auto" style:column-width="3.1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4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6">
            <text:p>TOOP</text:p>
          </table:table-cell>
          <table:table-cell office:value-type="string" table:style-name="ce6">
            <text:p>UBL 2.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vidence Identifier</text:p>
          </table:table-cell>
          <table:table-cell office:value-type="string" table:style-name="ce2">
            <text:p>QualificationApplicationResponse/cac:Evidence/cbc:I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vidence type code</text:p>
          </table:table-cell>
          <table:table-cell office:value-type="string" table:style-name="ce4">
            <text:p><text:s/>/QualificationApplicationResponse/cac:Evidence/cbc:EvidenceTypeCod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vidence name</text:p>
          </table:table-cell>
          <table:table-cell office:value-type="string" table:style-name="ce5">
            <text:p><text:s/>/QualificationApplicationResponse/cac:Evidence/cbc:Nam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ndiate statment</text:p>
          </table:table-cell>
          <table:table-cell office:value-type="string" table:style-name="ce4">
            <text:p><text:s/>/QualificationApplicationResponse/cac:Evidence/cbc:CandidateStatement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vidence Description</text:p>
          </table:table-cell>
          <table:table-cell office:value-type="string" table:style-name="ce2">
            <text:p>/QualificationApplicationResponse/cac:Evidence/cbc:Descriptio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vidence Start Date</text:p>
          </table:table-cell>
          <table:table-cell office:value-type="string" table:style-name="ce4">
            <text:p><text:s/>/QualificationApplicationResponse/Evidence/DocumentReference/ValidtyPeriod/StartDat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vidence end Date</text:p>
          </table:table-cell>
          <table:table-cell office:value-type="string" table:style-name="ce2">
            <text:p>/QualificationApplicationResponse/Evidence/DocumentReference/ValidtyPeriod/EndDat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vidence Issue Date</text:p>
          </table:table-cell>
          <table:table-cell office:value-type="string" table:style-name="ce4">
            <text:p>cac:Evidence/cac:DocumentReference/IssueDat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anguage</text:p>
          </table:table-cell>
          <table:table-cell office:value-type="string" table:style-name="ce2">
            <text:p>cac:Evidence/cac:Language/cbc:I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Response confidentiality level code</text:p>
          </table:table-cell>
          <table:table-cell office:value-type="string" table:style-name="ce4">
            <text:p>/QualificationApplicationResponse/cac:Evidence/cbc:ConfidentialityLevelCod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vidence provider identifier</text:p>
          </table:table-cell>
          <table:table-cell office:value-type="string" table:style-name="ce2">
            <text:p>cac:Evidence/cac:EvidenceIssuingParty</text:p>
            <text:p/>
            <text:p>cac:Evidence/cac:DocumentReference/cac:IssuerPart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vidence provider name</text:p>
          </table:table-cell>
          <table:table-cell office:value-type="string" table:style-name="ce4">
            <text:p>cac:Evidence/cac:EvidenceIssuingParty/cac:PartyName/cbc:Nam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vidence provider endpoint identifier</text:p>
          </table:table-cell>
          <table:table-cell office:value-type="string" table:style-name="ce2">
            <text:p>cac:Evidence/cac:EvidenceIssuingParty/cbc:EndpointI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vidence Issuer party identifier</text:p>
          </table:table-cell>
          <table:table-cell office:value-type="string" table:style-name="ce4">
            <text:p><text:s/>cac:Evidence/cac:DocumentReference/cac:IssuerParty/cac:PartyIdentification/cbc:ID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vidence issuer party name</text:p>
          </table:table-cell>
          <table:table-cell office:value-type="string" table:style-name="ce5">
            <text:p>cac:Evidence/cac:DocumentReference/cac:IssuerParty/cac:PartyName/cbc:Nam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vidence issuer website</text:p>
          </table:table-cell>
          <table:table-cell office:value-type="string" table:style-name="ce4">
            <text:p>cac:Evidence/cac:DocumentReference/cac:IssuerParty/cbc:WebsiteUR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erification Code</text:p>
          </table:table-cell>
          <table:table-cell office:value-type="string" table:style-name="ce2">
            <text:p>cac:Evidence/cac:DocumentReference/cbc:I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ernal document URI</text:p>
          </table:table-cell>
          <table:table-cell office:value-type="string" table:style-name="ce4">
            <text:p>cac:Evidence/cac:DocumentReference/Attachment/ExternalReference/cbc:UR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xternal document description</text:p>
          </table:table-cell>
          <table:table-cell office:value-type="string" table:style-name="ce2">
            <text:p>cac:Evidence/cac:DocumentReference/cbc:DocumentDescriptio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ernal document mime code</text:p>
          </table:table-cell>
          <table:table-cell office:value-type="string" table:style-name="ce4">
            <text:p>/cac:Evidence/DocumentReference/Attachment/ExternalReference/cbc:MimeCode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City</text:p>
          </table:table-cell>
          <table:table-cell office:value-type="string" table:style-name="ce3">
            <text:p>cac:ContractingParty/cac:Party/cac:PostalAddress</text:p>
            <text:p/>
            <text:p>cac:Evidence/cac:IssuerParty/cac:PostalAddress/cbc:CityName</text:p>
          </table:table-cell>
          <table:table-cell table:number-columns-repeated="16382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21-02-10T11:55:04Z</dc:date>
    <meta:user-defined meta:name="ContentTypeId">0x010100D6C5B8CC32BC1140B6F0C5F77127AF3D</meta:user-defined>
  </office:meta>
</office:document-meta>
</file>